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text:line-break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4 Days to Air</text:span></text:p>
            <text:p>An Empowerment Sto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it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'm not big business, and Juju should apply to me too. Regardless of fortune 500 company or weekend project. Where's the story in weekend hacker Juju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ven Interest in Numbers</text:p>
          </draw:text-box>
        </draw:frame>
        <draw:frame draw:style-name="gr2" draw:text-style-name="P1" draw:layer="layout" svg:width="25.199cm" svg:height="10.914cm" svg:x="1.399cm" svg:y="5.546cm" presentation:class="graphic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w me whatchya workin wi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I DJ sometimes</text:p>
              </text:list-item>
              <text:list-item>
                <text:p>I <text:span text:style-name="T2">love</text:span> music</text:p>
              </text:list-item>
              <text:list-item>
                <text:p>I <text:span text:style-name="T2">love</text:span> Juju</text:p>
              </text:list-item>
              <text:list-item>
                <text:p>I mix my hobbies and my work fairly frequ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roducing Juju.rocks</text:p>
          </draw:text-box>
        </draw:frame>
        <draw:frame draw:style-name="gr2" draw:text-style-name="P1" draw:layer="layout" svg:width="21.652cm" svg:height="12.178cm" svg:x="3.173cm" svg:y="4.913cm" presentation:class="graphic" presentation:user-transformed="true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undle</text:p>
          </draw:text-box>
        </draw:frame>
        <draw:frame draw:style-name="gr2" draw:text-style-name="P1" draw:layer="layout" svg:width="23.602cm" svg:height="12.179cm" svg:x="2.198cm" svg:y="4.913cm" presentation:class="graphic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my beginning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fession – I started as a (lol)chef fanboy. </text:p>
              </text:list-item>
              <text:list-item>
                <text:p>Juju looked really easy, but getting started was pretty brutal.</text:p>
              </text:list-item>
              <text:list-item>
                <text:p>Amulets and Mojos and Charms oh my!</text:p>
              </text:list-item>
              <text:list-item>
                <text:p>Get past the jargon, and it's pretty simple at its core. </text:p>
              </text:list-item>
              <text:list-item>
                <text:p>Complexity boiled away to different complex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modest propos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 get it. On posix systems your ENV is your IDE... but we're not posix. We're juju.</text:p>
                <text:p><text:span text:style-name="T3">Juju <text:s/>debug-hooks is NOT an IDE.</text:span></text:p>
                <text:p>That is all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3:41:21.671215004</meta:creation-date>
    <dc:date>2014-10-04T14:11:47.378173854</dc:date>
    <meta:editing-duration>PT5S</meta:editing-duration>
    <meta:editing-cycles>1</meta:editing-cycles>
    <meta:document-statistic meta:object-count="53"/>
    <meta:generator>LibreOffice/4.2.6.3$Linux_X86_64 LibreOffice_project/420m0$Build-3</meta:generator>
  </office:meta>
</office:document-meta>
</file>